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left="0cm" fo:margin-right="1cm" fo:text-indent="0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Preformatted_20_Text" style:list-style-name="L1"/>
    <style:style style:name="P5" style:family="paragraph" style:parent-style-name="List_20_Contents" style:list-style-name="L1"/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-TOOLBOX</text:p>
      <text:p text:style-name="P1">Data Exchange File Format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s/>0 Introduction<text:tab/>2</text:p>
          <text:p text:style-name="P6"><text:s/>1 Event record<text:tab/>2</text:p>
          <text:p text:style-name="P7"><text:s/>1.1 Field list<text:tab/>2</text:p>
          <text:p text:style-name="P7"><text:s/>1.2 Examples<text:tab/>2</text:p>
          <text:p text:style-name="P6"><text:s/>2 Competition record<text:tab/>2</text:p>
          <text:p text:style-name="P7"><text:s/>2.1 Field list<text:tab/>2</text:p>
          <text:p text:style-name="P7"><text:s/>2.2 Examples<text:tab/>2</text:p>
          <text:p text:style-name="P6"><text:s/>3 Pilot record<text:tab/>2</text:p>
          <text:p text:style-name="P7"><text:s/>3.1 Field list<text:tab/>3</text:p>
          <text:p text:style-name="P7"><text:s/>3.2 Examples<text:tab/>3</text:p>
          <text:p text:style-name="P6"><text:s/>4 Task record<text:tab/>3</text:p>
          <text:p text:style-name="P7"><text:s/>4.1 Field list<text:tab/>3</text:p>
          <text:p text:style-name="P7"><text:s/>4.2 Examples<text:tab/>3</text:p>
          <text:p text:style-name="P6"><text:s/>5 Result record<text:tab/>3</text:p>
          <text:p text:style-name="P7"><text:s/>5.1 Field list<text:tab/>3</text:p>
          <text:p text:style-name="P7"><text:s/>5.2 Examples<text:tab/>4</text:p>
        </text:index-body>
      </text:table-of-content>
      <text:h text:style-name="Heading_20_1" text:outline-level="1" text:is-list-header="true"/>
      <text:h text:style-name="P3" text:outline-level="1">Introduction</text:h>
      <text:p text:style-name="Text_20_body">The data exchange file is a UTF8 encoded .csv file with new line separated records and semicolon or tab separated fields.</text:p>
      <text:p text:style-name="Text_20_body">Any line starting with # is considered a comment and not parsed.</text:p>
      <text:p text:style-name="Text_20_body">In this specification, a literal string is indicated with “”. The double quotes must not be present in the file.</text:p>
      <text:p text:style-name="Text_20_body">The fields of type string must not contain semicolons nor tab characters.</text:p>
      <text:h text:style-name="Heading_20_1" text:outline-level="1">Event record</text:h>
      <text:p text:style-name="Text_20_body">Only the last event record will be considered.</text:p>
      <text:h text:style-name="Heading_20_2" text:outline-level="2">Field list</text:h>
      <text:list xml:id="list39259839" text:style-name="L1">
        <text:list-item>
          <text:p text:style-name="P5">“event”</text:p>
        </text:list-item>
        <text:list-item>
          <text:p text:style-name="P5">name: string</text:p>
        </text:list-item>
        <text:list-item>
          <text:p text:style-name="P5">short name: string</text:p>
        </text:list-item>
        <text:list-item>
          <text:p text:style-name="P5">location and dates: string</text:p>
        </text:list-item>
        <text:list-item>
          <text:p text:style-name="P5">director name: string</text:p>
        </text:list-item>
      </text:list>
      <text:h text:style-name="Heading_20_2" text:outline-level="2">Examples</text:h>
      <text:p text:style-name="Preformatted_20_Text">event;Campionat de Catalunya d'Aerostació 2011;ECC2011;Mollerussa, novembre de 2011; Manel Rodríguez</text:p>
      <text:h text:style-name="Heading_20_1" text:outline-level="1">Competition record</text:h>
      <text:p text:style-name="Text_20_body">The short name is the primary key. If a competition with the same short name exists, it will be overwritten. If the short name is new, a new competition will be added.</text:p>
      <text:h text:style-name="Heading_20_2" text:outline-level="2">Field list</text:h>
      <text:list xml:id="list39538243" text:continue-numbering="true" text:style-name="L1">
        <text:list-item>
          <text:p text:style-name="P5">“competition”</text:p>
        </text:list-item>
        <text:list-item>
          <text:p text:style-name="P5">name: string</text:p>
        </text:list-item>
        <text:list-item>
          <text:p text:style-name="P5">short name: string</text:p>
        </text:list-item>
      </text:list>
      <text:h text:style-name="Heading_20_2" text:outline-level="2">Examples</text:h>
      <text:list xml:id="list39534974" text:continue-numbering="true" text:style-name="L1">
        <text:list-header>
          <text:p text:style-name="P4">competition;Campionat de Catalunya d'Aerostació 2011;CC2011<text:line-break/>competition;Open de Catalunya d'Aerostació 2011;OC2011</text:p>
        </text:list-header>
      </text:list>
      <text:h text:style-name="Heading_20_1" text:outline-level="1">Pilot record</text:h>
      <text:p text:style-name="Text_20_body">Pilots can only be added when no task has been specified. Modifications are always allowed.</text:p>
      <text:p text:style-name="Text_20_body">The pilot number is the primary key. If there is a pilot with the same number, it will be overwritten. Otherwise, <text:soft-page-break/>a new pilot will be added.</text:p>
      <text:p text:style-name="Text_20_body">A new pilot will be added to all defined competitions.</text:p>
      <text:h text:style-name="Heading_20_2" text:outline-level="2">Field list</text:h>
      <text:list xml:id="list39536814" text:continue-numbering="true" text:style-name="L1">
        <text:list-item>
          <text:p text:style-name="P5">“pilot”</text:p>
        </text:list-item>
        <text:list-item>
          <text:p text:style-name="P5">number: integer</text:p>
        </text:list-item>
        <text:list-item>
          <text:p text:style-name="P5">name: string</text:p>
        </text:list-item>
        <text:list-item>
          <text:p text:style-name="P5">country: string (optional)</text:p>
        </text:list-item>
        <text:list-item>
          <text:p text:style-name="P5">balloon: string (optional)</text:p>
        </text:list-item>
      </text:list>
      <text:h text:style-name="Heading_20_2" text:outline-level="2">Examples</text:h>
      <text:p text:style-name="Preformatted_20_Text">pilot;1;Ricardo Aracil;ES;Mallorca balloons<text:line-break/>pilot;2;Jordi Aracil<text:line-break/>pilot;3;Iván Ayala<text:line-break/>pilot;4;Pep Julià<text:line-break/>pilot;5;Carles Lladó</text:p>
      <text:h text:style-name="Heading_20_1" text:outline-level="1">Task record</text:h>
      <text:p text:style-name="Text_20_body">The task number is the primary key. If there is a task with the same number, it will be overwritten. Otherwise, a new task will be added.</text:p>
      <text:p text:style-name="Text_20_body">The new tasks will be added to all defined competitions.</text:p>
      <text:h text:style-name="Heading_20_2" text:outline-level="2">Field list</text:h>
      <text:list xml:id="list39542454" text:continue-numbering="true" text:style-name="L1">
        <text:list-item>
          <text:p text:style-name="P5">“task”</text:p>
        </text:list-item>
        <text:list-item>
          <text:p text:style-name="P5">number: integer</text:p>
        </text:list-item>
        <text:list-item>
          <text:p text:style-name="P5">type: string: one of the allowed three-letter task type designators</text:p>
        </text:list-item>
        <text:list-item>
          <text:p text:style-name="P5">date and time: date plus “AM” or “PM” (optional. If not specified, the same date as last task is used)</text:p>
        </text:list-item>
      </text:list>
      <text:h text:style-name="Heading_20_2" text:outline-level="2">Examples</text:h>
      <text:p text:style-name="Preformatted_20_Text">task;5;FIN;2009-09-17 AM<text:line-break/>task;6;JDG<text:line-break/>task;7;3DS<text:line-break/>task;8;LRN</text:p>
      <text:h text:style-name="Heading_20_1" text:outline-level="1">Result record</text:h>
      <text:h text:style-name="Heading_20_2" text:outline-level="2">Field list</text:h>
      <text:list xml:id="list39546697" text:continue-numbering="true" text:style-name="L1">
        <text:list-item>
          <text:p text:style-name="P5">“record”</text:p>
        </text:list-item>
        <text:list-item>
          <text:p text:style-name="P5">“auto” or “manual”</text:p>
        </text:list-item>
        <text:list-item>
          <text:p text:style-name="P5"><text:soft-page-break/>task number: integer</text:p>
        </text:list-item>
        <text:list-item>
          <text:p text:style-name="P5">pilot number: integer</text:p>
        </text:list-item>
        <text:list-item>
          <text:p text:style-name="P5">measure: “NF”, “NR” or decimal</text:p>
        </text:list-item>
        <text:list-item>
          <text:p text:style-name="P5">measure penalty: decimal</text:p>
        </text:list-item>
        <text:list-item>
          <text:p text:style-name="P5">task points penalty: integer</text:p>
        </text:list-item>
        <text:list-item>
          <text:p text:style-name="P5">competition points penalty: integer</text:p>
        </text:list-item>
        <text:list-item>
          <text:p text:style-name="P5">infringed rules: string</text:p>
        </text:list-item>
      </text:list>
      <text:h text:style-name="Heading_20_2" text:outline-level="2">Examples</text:h>
      <text:p text:style-name="Preformatted_20_Text">result;auto;1;1;402.00;0.00;0;0;<text:line-break/>result;auto;2;1;570.00;0.00;50;0;R15.4 wrong marker: 50 task points<text:line-break/>result;auto;3;1;NR;0.00;0;0;<text:line-break/>result;auto;4;1;566.00;0.00;0;0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99cm" fo:margin-bottom="0.15cm" fo:keep-with-next="always"/>
      <style:text-properties style:font-name="Arial" fo:font-size="10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fo:language="en" fo:country="U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keep-together="always" style:page-number="auto" fo:break-before="auto" fo:break-after="auto" fo:background-color="transparent" style:shadow="none">
        <style:tab-stops/>
        <style:background-image/>
      </style:paragraph-properties>
      <style:text-properties fo:text-transform="uppercas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4cm" fo:margin-bottom="0.15cm"/>
      <style:text-properties fo:font-size="12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1cm" fo:margin-right="1cm" fo:margin-top="0.15cm" fo:margin-bottom="0.25cm" fo:text-indent="0cm" style:auto-text-indent="false">
        <style:tab-stops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22T15:11:04.65</meta:creation-date>
    <dc:date>2011-07-08T19:41:22.88</dc:date>
    <meta:editing-duration>PT28H32M20S</meta:editing-duration>
    <meta:editing-cycles>153</meta:editing-cycles>
    <meta:generator>OpenOffice.org/3.1$Win32 OpenOffice.org_project/310m19$Build-9420</meta:generator>
    <dc:creator>Toni </dc:creator>
    <meta:document-statistic meta:table-count="0" meta:image-count="0" meta:object-count="0" meta:page-count="4" meta:paragraph-count="77" meta:word-count="478" meta:character-count="2809"/>
  </office:meta>
</office:document-meta>
</file>